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Iterator.prefetc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ndiIterator.JndiIterator( LdapDao dao , String id , NamingEnumeration underlying , Object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ndi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ndiIterator.JndiIterator( LdapDao dao , NamingEnumeration underlying , Object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